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font-name="Crimson Pro Light" fo:font-size="18pt" style:font-size-asian="18pt" style:font-size-complex="18pt"/>
    </style:style>
    <style:style style:name="ce3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column table:style-name="co2" table:default-cell-style-name="ce3"/>
        <table:table-row table:style-name="ro2">
          <table:table-cell office:value-type="float" office:value="1915" calcext:value-type="float">
            <text:p>1915</text:p>
          </table:table-cell>
          <table:table-cell office:value-type="float" office:value="17939" calcext:value-type="float">
            <text:p>17,939</text:p>
          </table:table-cell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float" office:value="34804" calcext:value-type="float">
            <text:p>34,804</text:p>
          </table:table-cell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44771" calcext:value-type="float">
            <text:p>44,771</text:p>
          </table:table-cell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float" office:value="50867" calcext:value-type="float">
            <text:p>50,867</text:p>
          </table:table-cell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float" office:value="64249" calcext:value-type="float">
            <text:p>64,249</text:p>
          </table:table-cell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79951" calcext:value-type="float">
            <text:p>79,951</text:p>
          </table:table-cell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float" office:value="97170" calcext:value-type="float">
            <text:p>97,170</text:p>
          </table:table-cell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119030" calcext:value-type="float">
            <text:p>119,030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119640" calcext:value-type="float">
            <text:p>119,640</text:p>
          </table:table-cell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float" office:value="113400" calcext:value-type="float">
            <text:p>113,400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2" table:default-cell-style-name="ce3"/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4200" calcext:value-type="float">
            <text:p>4,200</text:p>
          </table:table-cell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24600" calcext:value-type="float">
            <text:p>24,600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181000" calcext:value-type="float">
            <text:p>181,000</text:p>
          </table:table-cell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float" office:value="895900" calcext:value-type="float">
            <text:p>895,900</text:p>
          </table:table-cell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1905600" calcext:value-type="float">
            <text:p>1,905,600</text:p>
          </table:table-cell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float" office:value="3753900" calcext:value-type="float">
            <text:p>3,753,900</text:p>
          </table:table-cell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3870700" calcext:value-type="float">
            <text:p>3,870,700</text:p>
          </table:table-cell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float" office:value="3948800" calcext:value-type="float">
            <text:p>3,948,800</text:p>
          </table:table-cell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float" office:value="3083100" calcext:value-type="float">
            <text:p>3,083,100</text:p>
          </table:table-cell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float" office:value="4012100" calcext:value-type="float">
            <text:p>4,012,100</text:p>
          </table:table-cell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4794900" calcext:value-type="float">
            <text:p>4,794,900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2910200" calcext:value-type="float">
            <text:p>2,910,200</text:p>
          </table:table-cell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float" office:value="1972800" calcext:value-type="float">
            <text:p>1,972,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6:46:13.571301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meta:creation-date>2021-10-10T16:46:17.309404497</meta:creation-date>
    <meta:editing-duration>PT4M46S</meta:editing-duration>
    <meta:editing-cycles>2</meta:editing-cycles>
    <meta:initial-creator>Ashok Koyi</meta:initial-creator>
    <dc:date>2021-10-10T16:50:59.369504283</dc:date>
    <dc:creator>Ashok Koyi</dc:creator>
    <meta:document-statistic meta:table-count="3" meta:cell-count="62" meta:object-count="0"/>
    <meta:template xlink:type="simple" xlink:actuate="onRequest" xlink:title="default" xlink:href="../../../../../../../snap/libreoffice/235/.config/libreoffice/4/user/template/default.ots" meta:date="2021-10-10T16:46:14.562100187"/>
  </office:meta>
</office:document-meta>
</file>